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Question">
            <text:p>Question</text:p>
          </table:table-cell>
          <table:table-cell table:style-name="pd1" office:value-type="string" office:string-value="Réponse A">
            <text:p>Réponse A</text:p>
          </table:table-cell>
          <table:table-cell table:style-name="pd1" office:value-type="string" office:string-value="Réponse B">
            <text:p>Réponse B</text:p>
          </table:table-cell>
          <table:table-cell table:style-name="pd1" office:value-type="string" office:string-value="Réponse C">
            <text:p>Réponse C</text:p>
          </table:table-cell>
          <table:table-cell table:style-name="pd1" office:value-type="string" office:string-value="Réponse D">
            <text:p>Réponse D</text:p>
          </table:table-cell>
          <table:table-cell table:style-name="pd1" office:value-type="string" office:string-value="Bonne réponse">
            <text:p>Bonne réponse</text:p>
          </table:table-cell>
          <table:table-cell table:style-name="pd1" office:value-type="string" office:string-value="Commentaire">
            <text:p>Commentai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Qu'est-ce qui caractérise une cellule autotrophe?">
            <text:p>Qu'est-ce qui caractérise une cellule autotrophe?</text:p>
          </table:table-cell>
          <table:table-cell office:value-type="string" office:string-value="Elle produit sa matière organique à partir de matière minérale">
            <text:p>Elle produit sa matière organique à partir de matière minérale</text:p>
          </table:table-cell>
          <table:table-cell office:value-type="string" office:string-value="Elle utilise uniquement la matière organique d'autres êtres vivants">
            <text:p>Elle utilise uniquement la matière organique d'autres êtres vivants</text:p>
          </table:table-cell>
          <table:table-cell office:value-type="string" office:string-value="Elle ne peut pas réaliser la photosynthèse">
            <text:p>Elle ne peut pas réaliser la photosynthèse</text:p>
          </table:table-cell>
          <table:table-cell office:value-type="string" office:string-value="Elle n'a pas de chloroplaste">
            <text:p>Elle n'a pas de chloroplaste</text:p>
          </table:table-cell>
          <table:table-cell office:value-type="string" office:string-value="A">
            <text:p>A</text:p>
          </table:table-cell>
          <table:table-cell office:value-type="string" office:string-value="Les cellules autotrophes, comme celles des plantes vertes, peuvent synthétiser leur propre matière organique à partir d'eau, de CO2 et de sels minéraux grâce à la photosynthèse">
            <text:p>Les cellules autotrophes, comme celles des plantes vertes, peuvent synthétiser leur propre matière organique à partir d'eau, de CO2 et de sels minéraux grâce à la photosynthèse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Quel est le rôle principal des mitochondries dans la cellule?">
            <text:p>Quel est le rôle principal des mitochondries dans la cellule?</text:p>
          </table:table-cell>
          <table:table-cell office:value-type="string" office:string-value="La photosynthèse">
            <text:p>La photosynthèse</text:p>
          </table:table-cell>
          <table:table-cell office:value-type="string" office:string-value="La production d'énergie par respiration">
            <text:p>La production d'énergie par respiration</text:p>
          </table:table-cell>
          <table:table-cell office:value-type="string" office:string-value="Le stockage des déchets">
            <text:p>Le stockage des déchets</text:p>
          </table:table-cell>
          <table:table-cell office:value-type="string" office:string-value="La synthèse des protéines">
            <text:p>La synthèse des protéines</text:p>
          </table:table-cell>
          <table:table-cell office:value-type="string" office:string-value="B">
            <text:p>B</text:p>
          </table:table-cell>
          <table:table-cell office:value-type="string" office:string-value="Les mitochondries sont le siège de la respiration cellulaire, qui permet la production d'énergie à partir de molécules organiques">
            <text:p>Les mitochondries sont le siège de la respiration cellulaire, qui permet la production d'énergie à partir de molécules organique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Dans quel organite se déroule la photosynthèse?">
            <text:p>Dans quel organite se déroule la photosynthèse?</text:p>
          </table:table-cell>
          <table:table-cell office:value-type="string" office:string-value="Le noyau">
            <text:p>Le noyau</text:p>
          </table:table-cell>
          <table:table-cell office:value-type="string" office:string-value="La mitochondrie">
            <text:p>La mitochondrie</text:p>
          </table:table-cell>
          <table:table-cell office:value-type="string" office:string-value="Le chloroplaste">
            <text:p>Le chloroplaste</text:p>
          </table:table-cell>
          <table:table-cell office:value-type="string" office:string-value="La membrane plasmique">
            <text:p>La membrane plasmique</text:p>
          </table:table-cell>
          <table:table-cell office:value-type="string" office:string-value="C">
            <text:p>C</text:p>
          </table:table-cell>
          <table:table-cell office:value-type="string" office:string-value="Les chloroplastes contiennent la chlorophylle nécessaire à la photosynthèse et sont le siège de cette réaction">
            <text:p>Les chloroplastes contiennent la chlorophylle nécessaire à la photosynthèse et sont le siège de cette réaction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Qu'est-ce qu'une voie métabolique?">
            <text:p>Qu'est-ce qu'une voie métabolique?</text:p>
          </table:table-cell>
          <table:table-cell office:value-type="string" office:string-value="Une succession de transformations chimiques">
            <text:p>Une succession de transformations chimiques</text:p>
          </table:table-cell>
          <table:table-cell office:value-type="string" office:string-value="Un type de respiration">
            <text:p>Un type de respiration</text:p>
          </table:table-cell>
          <table:table-cell office:value-type="string" office:string-value="Un organite cellulaire">
            <text:p>Un organite cellulaire</text:p>
          </table:table-cell>
          <table:table-cell office:value-type="string" office:string-value="Un type de membrane">
            <text:p>Un type de membrane</text:p>
          </table:table-cell>
          <table:table-cell office:value-type="string" office:string-value="A">
            <text:p>A</text:p>
          </table:table-cell>
          <table:table-cell office:value-type="string" office:string-value="Une voie métabolique est une succession de transformations biochimiques rendues possibles par l'action d'enzymes">
            <text:p>Une voie métabolique est une succession de transformations biochimiques rendues possibles par l'action d'enzyme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Quel est le rôle des enzymes dans le métabolisme?">
            <text:p>Quel est le rôle des enzymes dans le métabolisme?</text:p>
          </table:table-cell>
          <table:table-cell office:value-type="string" office:string-value="Bloquer les réactions chimiques">
            <text:p>Bloquer les réactions chimiques</text:p>
          </table:table-cell>
          <table:table-cell office:value-type="string" office:string-value="Ralentir les transformations">
            <text:p>Ralentir les transformations</text:p>
          </table:table-cell>
          <table:table-cell office:value-type="string" office:string-value="Catalyser les réactions">
            <text:p>Catalyser les réactions</text:p>
          </table:table-cell>
          <table:table-cell office:value-type="string" office:string-value="Stocker l'énergie">
            <text:p>Stocker l'énergie</text:p>
          </table:table-cell>
          <table:table-cell office:value-type="string" office:string-value="C">
            <text:p>C</text:p>
          </table:table-cell>
          <table:table-cell office:value-type="string" office:string-value="Les enzymes sont des molécules qui permettent et accélèrent les transformations biochimiques du métabolisme">
            <text:p>Les enzymes sont des molécules qui permettent et accélèrent les transformations biochimiques du métabolism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Comment fonctionne une relation de type mycorhize?">
            <text:p>Comment fonctionne une relation de type mycorhize?</text:p>
          </table:table-cell>
          <table:table-cell office:value-type="string" office:string-value="Le champignon parasite l'arbre">
            <text:p>Le champignon parasite l'arbre</text:p>
          </table:table-cell>
          <table:table-cell office:value-type="string" office:string-value="Échange mutuel de nutriments">
            <text:p>Échange mutuel de nutriments</text:p>
          </table:table-cell>
          <table:table-cell office:value-type="string" office:string-value="Le champignon tue l'arbre">
            <text:p>Le champignon tue l'arbre</text:p>
          </table:table-cell>
          <table:table-cell office:value-type="string" office:string-value="L'arbre digère le champignon">
            <text:p>L'arbre digère le champignon</text:p>
          </table:table-cell>
          <table:table-cell office:value-type="string" office:string-value="B">
            <text:p>B</text:p>
          </table:table-cell>
          <table:table-cell office:value-type="string" office:string-value="La mycorhize est une association bénéfique où le champignon reçoit des molécules organiques de l'arbre et lui fournit des éléments minéraux">
            <text:p>La mycorhize est une association bénéfique où le champignon reçoit des molécules organiques de l'arbre et lui fournit des éléments minéraux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Que se passe-t-il lors de la respiration cellulaire?">
            <text:p>Que se passe-t-il lors de la respiration cellulaire?</text:p>
          </table:table-cell>
          <table:table-cell office:value-type="string" office:string-value="Production de glucose">
            <text:p>Production de glucose</text:p>
          </table:table-cell>
          <table:table-cell office:value-type="string" office:string-value="Consommation d'oxygène et production d'énergie">
            <text:p>Consommation d'oxygène et production d'énergie</text:p>
          </table:table-cell>
          <table:table-cell office:value-type="string" office:string-value="Production de CO2 uniquement">
            <text:p>Production de CO2 uniquement</text:p>
          </table:table-cell>
          <table:table-cell office:value-type="string" office:string-value="Synthèse de chlorophylle">
            <text:p>Synthèse de chlorophylle</text:p>
          </table:table-cell>
          <table:table-cell office:value-type="string" office:string-value="B">
            <text:p>B</text:p>
          </table:table-cell>
          <table:table-cell office:value-type="string" office:string-value="La respiration cellulaire utilise l'oxygène pour produire de l'énergie à partir de molécules organiques comme le glucose">
            <text:p>La respiration cellulaire utilise l'oxygène pour produire de l'énergie à partir de molécules organiques comme le glucose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Quel est le produit principal de la photosynthèse?">
            <text:p>Quel est le produit principal de la photosynthèse?</text:p>
          </table:table-cell>
          <table:table-cell office:value-type="string" office:string-value="L'eau">
            <text:p>L'eau</text:p>
          </table:table-cell>
          <table:table-cell office:value-type="string" office:string-value="Le dioxyde de carbone">
            <text:p>Le dioxyde de carbone</text:p>
          </table:table-cell>
          <table:table-cell office:value-type="string" office:string-value="Le dioxygène">
            <text:p>Le dioxygène</text:p>
          </table:table-cell>
          <table:table-cell office:value-type="string" office:string-value="Le glucose">
            <text:p>Le glucose</text:p>
          </table:table-cell>
          <table:table-cell office:value-type="string" office:string-value="D">
            <text:p>D</text:p>
          </table:table-cell>
          <table:table-cell office:value-type="string" office:string-value="La photosynthèse produit du glucose (molécule organique) à partir du CO2 et de l'eau, en libérant du dioxygène">
            <text:p>La photosynthèse produit du glucose (molécule organique) à partir du CO2 et de l'eau, en libérant du dioxygène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Comment les pucerons se nourrissent-ils?">
            <text:p>Comment les pucerons se nourrissent-ils?</text:p>
          </table:table-cell>
          <table:table-cell office:value-type="string" office:string-value="En mangeant les feuilles">
            <text:p>En mangeant les feuilles</text:p>
          </table:table-cell>
          <table:table-cell office:value-type="string" office:string-value="En absorbant la sève élaborée">
            <text:p>En absorbant la sève élaborée</text:p>
          </table:table-cell>
          <table:table-cell office:value-type="string" office:string-value="En consommant des insectes">
            <text:p>En consommant des insectes</text:p>
          </table:table-cell>
          <table:table-cell office:value-type="string" office:string-value="En faisant la photosynthèse">
            <text:p>En faisant la photosynthèse</text:p>
          </table:table-cell>
          <table:table-cell office:value-type="string" office:string-value="B">
            <text:p>B</text:p>
          </table:table-cell>
          <table:table-cell office:value-type="string" office:string-value="Les pucerons utilisent leur stylet pour percer les tiges et prélever la sève élaborée qui circule dans les vaisseaux conducteurs">
            <text:p>Les pucerons utilisent leur stylet pour percer les tiges et prélever la sève élaborée qui circule dans les vaisseaux conducteur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string-value="Quel est le rôle des vaisseaux conducteurs chez les plantes?">
            <text:p>Quel est le rôle des vaisseaux conducteurs chez les plantes?</text:p>
          </table:table-cell>
          <table:table-cell office:value-type="string" office:string-value="Transport des déchets uniquement">
            <text:p>Transport des déchets uniquement</text:p>
          </table:table-cell>
          <table:table-cell office:value-type="string" office:string-value="Stockage des sucres">
            <text:p>Stockage des sucres</text:p>
          </table:table-cell>
          <table:table-cell office:value-type="string" office:string-value="Transport de la sève brute et élaborée">
            <text:p>Transport de la sève brute et élaborée</text:p>
          </table:table-cell>
          <table:table-cell office:value-type="string" office:string-value="Production d'énergie">
            <text:p>Production d'énergie</text:p>
          </table:table-cell>
          <table:table-cell office:value-type="string" office:string-value="C">
            <text:p>C</text:p>
          </table:table-cell>
          <table:table-cell office:value-type="string" office:string-value="Les vaisseaux conducteurs permettent la circulation de la sève brute (eau et sels minéraux) et de la sève élaborée (matière organique) dans toute la plante">
            <text:p>Les vaisseaux conducteurs permettent la circulation de la sève brute (eau et sels minéraux) et de la sève élaborée (matière organique) dans toute la pla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